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7.0917in" fo:margin-left="-0.075in" table:align="left" style:writing-mode="lr-tb"/>
    </style:style>
    <style:style style:name="Таблица1.A" style:family="table-column">
      <style:table-column-properties style:column-width="3.5667in"/>
    </style:style>
    <style:style style:name="Таблица1.B" style:family="table-column">
      <style:table-column-properties style:column-width="1.4083in"/>
    </style:style>
    <style:style style:name="Таблица1.C" style:family="table-column">
      <style:table-column-properties style:column-width="2.1167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Text_20_body_20_indent">
      <style:text-properties fo:font-size="12pt" style:font-size-asian="12pt" style:font-size-complex="12pt"/>
    </style:style>
    <style:style style:name="P2" style:family="paragraph" style:parent-style-name="Text_20_body_20_indent">
      <style:paragraph-properties fo:line-height="100%"/>
      <style:text-properties fo:font-size="12pt" style:font-size-asian="12pt" style:font-size-complex="12pt"/>
    </style:style>
    <style:style style:name="P3" style:family="paragraph" style:parent-style-name="Text_20_body_20_indent">
      <style:paragraph-properties fo:line-height="100%"/>
      <style:text-properties fo:font-size="12pt" fo:language="ru" fo:country="RU" style:font-size-asian="12pt" style:font-size-complex="12pt"/>
    </style:style>
    <style:style style:name="P4" style:family="paragraph" style:parent-style-name="Text_20_body_20_indent">
      <style:paragraph-properties fo:line-height="100%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Quotations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 style:font-size-complex="12pt"/>
    </style:style>
    <style:style style:name="P10" style:family="paragraph" style:parent-style-name="Standard">
      <style:paragraph-properties fo:margin-top="0.0835in" fo:margin-bottom="0in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T3" style:family="text">
      <style:text-properties style:use-window-font-color="true" fo:font-size="12pt" fo:font-weight="normal" style:font-size-asian="12pt" style:font-weight-asian="normal" style:font-size-complex="12pt" style:font-weight-complex="normal" style:text-scale="100%"/>
    </style:style>
    <style:style style:name="T4" style:family="text">
      <style:text-properties style:font-name="Times New Roman" fo:font-size="12pt" fo:language="ru" fo:country="RU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ХАРКІВСЬКИЙ НАЦІОНАЛЬНИЙ УНІВЕРСИТЕТ РАДІОЕЛЕКТРОНІКИ</text:p>
      <text:p text:style-name="P5"/>
      <text:p text:style-name="P7">ВІДГУК</text:p>
      <text:p text:style-name="P10">на магістерську атестаційну роботу студента</text:p>
      <text:p text:style-name="P2"/>
      <text:p text:style-name="P2">Фролова Владислава Володимировича</text:p>
      <text:p text:style-name="P3"/>
      <text:p text:style-name="P4"><text:span text:style-name="T5">Спеціальність </text:span><text:span text:style-name="Основной_20_шрифт_20_абзаца"><text:span text:style-name="T3">8.17010101</text:span></text:span></text:p>
      <text:p text:style-name="P4"><text:span text:style-name="Основной_20_шрифт_20_абзаца"><text:span text:style-name="T3">“Безпека інформаційних та комунікаційних систем”</text:span></text:span></text:p>
      <text:p text:style-name="P1"/>
      <text:p text:style-name="P2">Тема магістерської атестаційної роботи</text:p>
      <text:p text:style-name="P4"><text:span text:style-name="T6">“</text:span><text:span text:style-name="Основной_20_шрифт_20_абзаца"><text:span text:style-name="T4">Дослідження методів формування нелінійних вузлів замін</text:span></text:span></text:p>
      <text:p text:style-name="P4"><text:span text:style-name="Основной_20_шрифт_20_абзаца"><text:span text:style-name="T4">блочних симетричних шифрів</text:span></text:span><text:span text:style-name="T6">“</text:span></text:p>
      <text:p text:style-name="P6"/>
      <text:p text:style-name="P9">Магістерська атестаційна робота Фролова В.В. присвячена вирішенню актуального практичного завдання – дослідження методів формування нелінійних вузлів замін, оцінка оптимальних криптографічних показників сформованих вузів замін та оцінка ефективності швидкодії методу імітації відпалу. Вирішення проблем криптографічної стійкості шифрів – це основне завдання сучасної криптографії, тому тема магістерської роботи є актуальною.</text:p>
      <text:p text:style-name="P9">При роботі над магістерською роботою студент розробив програмну реалізацию оцінки криптографічних показників нелінійних блоків замін, метод імітації відпалу та метод випадкової генерації з фільтруванням.</text:p>
      <text:p text:style-name="P9">До основних результатів роботи слід віднести дослідження та класифікація методів формування нелінійних вузлів замін, вдосконалення цінової функції, реалізація методу імітації відпалу та проведені порівняльні аналізи з оцінки підвищення стійкості шифрів MacGuffin, ГОСТ 28147-89 та продуктивності формування оптимальних вузлів замін відносно методу випадкової генерації.</text:p>
      <text:p text:style-name="P9">Отримані результати викладені послідовно і систематично, стиль викладення ясний. Пояснювальна записка оформлена у відповідності з методичними вказівками до магістерської атестаційної роботи, термінологія та спеціальні позначення використані вірно, зміст відповідає завданню на магістерську атестаційну роботу.</text:p>
      <text:p text:style-name="P9">При виконанні магістерської атестаційної роботи Фролов В.В. показав вміння самостійно освоювати новий матеріал, аналізувати та систематизувати отримані результати, робити за ними обґрунтовані висновки, продемонстрував вміння працювати з сучасною науково-технічною літературою і інформацією, яка доступна у мережі Інтернет. <text:s/>Студент вільно володіє сучасними комп’ютерними та телекомунікаційними системами, працював наполегливо і самостійно, виявляв ініціативу.</text:p>
      <text:p text:style-name="P9">Фролов В.В. проявив себе як сформований спеціаліст і здатний до самостійної роботи у галузі інформаційної безпеки. Магістерська атестаційна робота виконана на високому рівні, відповідає вимогам до магістерських атестаційних робіт і може бути подана у Державну екзаменаційну комісію до захисту.</text:p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Керівник магістерської атестаційної роботи</text:p>
          </table:table-cell>
          <table:table-cell table:style-name="Таблица1.A1" office:value-type="string">
            <text:p text:style-name="P12">____________</text:p>
          </table:table-cell>
          <table:table-cell table:style-name="Таблица1.A1" office:value-type="string">
            <text:p text:style-name="P5">д.т.н., проф. Кузнецов О.О.</text:p>
          </table:table-cell>
        </table:table-row>
      </table:table>
      <text:p text:style-name="P8"/>
      <text:p text:style-name="P8">“<text:span text:style-name="T1"> <text:s text:c="5"/></text:span>” <text:span text:style-name="T2"><text:s text:c="24"/></text:span><text:s/>2012 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7874in" fo:margin-right="0.9827in" fo:margin-top="0in" fo:margin-bottom="0in" fo:text-align="center" style:justify-single-word="false" fo:text-indent="0in" style:auto-text-indent="false"/>
      <style:text-properties fo:font-size="14pt" fo:language="ru" fo:country="RU" style:font-size-asian="14pt" style:font-size-complex="10pt"/>
    </style:style>
    <style:style style:name="Text_20_body_20_indent" style:display-name="Text body indent" style:family="paragraph" style:parent-style-name="Standard" style:class="text">
      <style:paragraph-properties fo:line-height="150%" fo:text-align="center" style:justify-single-word="false" fo:orphans="0" fo:widows="0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05:21:08</meta:creation-date>
    <dc:date>2013-06-02T19:24:23</dc:date>
    <meta:editing-duration>PT1H59M55S</meta:editing-duration>
    <meta:editing-cycles>14</meta:editing-cycles>
    <meta:generator>LibreOffice/3.5$Linux_x86 LibreOffice_project/350m1$Build-2</meta:generator>
    <meta:document-statistic meta:table-count="1" meta:image-count="0" meta:object-count="0" meta:page-count="1" meta:paragraph-count="19" meta:word-count="285" meta:character-count="2507" meta:non-whitespace-character-count="2210"/>
  </office:meta>
</office:document-meta>
</file>